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Instruções" style:list-style-name="L1">
      <style:graphic-properties draw:fill-color="#729fcf" draw:auto-grow-height="true" draw:auto-grow-width="false" fo:max-height="0cm" fo:min-height="9.582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729fcf"/>
      <style:paragraph-properties style:writing-mode="lr-tb"/>
      <style:text-properties fo:font-size="18pt" fo:hyphenate="false" loext:hyphenation-no-caps="fals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ática 11 - <text:span text:style-name="T1">FreeRTOS</text:span>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Sistema Operacional de Tempo Real voltado a microcontroladores e pequenas <text:span text:style-name="T1">CPUs;</text:span></text:p>
              </text:list-item>
              <text:list-item>
                <text:p><text:span text:style-name="T2">Distribuído gratuitamente sob a licença MIT de </text:span><text:span text:style-name="T2">código aberto;</text:span></text:p>
              </text:list-item>
              <text:list-item>
                <text:p><text:span text:style-name="T2">É um sistema preemptivo: capaz de interromper </text:span><text:span text:style-name="T2">uma tarefa para executar outra de maior </text:span><text:span text:style-name="T2">prioridade;</text:span></text:p>
              </text:list-item>
              <text:list-item>
                <text:p><text:span text:style-name="T2">Disponível entre as bibliotecas do Arduino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11 - Requisitos</text:p>
          </draw:text-box>
        </draw:frame>
        <draw:frame draw:style-name="gr2" draw:text-style-name="P5" draw:layer="layout" svg:width="24cm" svg:height="9.582cm" svg:x="1.5cm" svg:y="3.821cm">
          <draw:text-box>
            <text:list text:style-name="L1">
              <text:list-item>
                <text:p text:style-name="P4"><text:span text:style-name="T3">Um sonar HC-SR04 deve medir a distância até um objeto, 20 vezes por segundo;</text:span></text:p>
              </text:list-item>
              <text:list-item>
                <text:p text:style-name="P4"><text:span text:style-name="T3">Para a distância de 3 metros, os LEDs devem seguir o mesmo padrão da prática 9;</text:span></text:p>
              </text:list-item>
              <text:list-item>
                <text:p text:style-name="P4"><text:span text:style-name="T3">À distância de 0,50 metros, o período deve ser reduzido a 350ms para o LED vermelho e 310ms para o LED laranja;</text:span></text:p>
              </text:list-item>
              <text:list-item>
                <text:p text:style-name="P4"><text:span text:style-name="T3">Distâncias intermediárias devem ter períodos intermediários;</text:span></text:p>
              </text:list-item>
              <text:list-item>
                <text:p text:style-name="P4"><text:span text:style-name="T3">A largura dos pulsos deve permanecer a mesma para todas as distâncias entre 0,50 e 3 metros;</text:span></text:p>
              </text:list-item>
              <text:list-item>
                <text:p text:style-name="P4"><text:span text:style-name="T3">Para distâncias maiores que 3 metros, os LEDs devem permanecer apagados;</text:span></text:p>
              </text:list-item>
              <text:list-item>
                <text:p text:style-name="P4"><text:span text:style-name="T3">Para distâncias menores que 0,50 metros, os LEDs devem permanecer aces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Verde" style:family="graphic" style:parent-style-name="Sinal">
      <style:graphic-properties svg:stroke-color="#224b12"/>
    </style:style>
    <style:style style:name="Código" style:family="graphic" style:parent-style-name="Caixas_20_de_20_Texto">
      <style:text-properties fo:font-size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1H33M53S</meta:editing-duration>
    <meta:editing-cycles>12</meta:editing-cycles>
    <meta:generator>LibreOffice/7.3.7.2$Linux_X86_64 LibreOffice_project/30$Build-2</meta:generator>
    <dc:title>Midnightblue</dc:title>
    <dc:date>2024-06-10T19:29:06.465980130</dc:date>
    <meta:document-statistic meta:object-count="62"/>
  </office:meta>
</office:document-meta>
</file>